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full time customs service is established in America. They establish taxes, yada yada yada. Admiralty courts are established in America. They're to hear cases rising <text:s/>out of the navigation acts.</text:p>
      <text:p text:style-name="Standard">Most Americans aren't effected by these laws. The ones effected live in the sea.</text:p>
      <text:p text:style-name="Standard">In 1763, everything chang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7-10-06T10:01:21.23</meta:creation-date>
    <meta:document-statistic meta:table-count="0" meta:image-count="0" meta:object-count="0" meta:page-count="1" meta:paragraph-count="3" meta:word-count="49" meta:character-count="303"/>
    <dc:date>2017-10-06T10:13:33.80</dc:date>
    <dc:creator>Timothy Cayer</dc:creator>
    <meta:editing-duration>PT12M13S</meta:editing-duration>
    <meta:editing-cycles>1</meta:editing-cycles>
    <meta:generator>OpenOffice/4.1.3$Win32 OpenOffice.org_project/413m1$Build-9783</meta:generator>
  </office:meta>
</office:document-meta>
</file>